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8.4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43.96mm" fo:break-before="auto" style:use-optimal-row-height="true"/>
    </style:style>
    <style:style style:name="ro8" style:family="table-row">
      <style:table-row-properties style:row-height="166.37mm" fo:break-before="auto" style:use-optimal-row-height="true"/>
    </style:style>
    <style:style style:name="ro9" style:family="table-row">
      <style:table-row-properties style:row-height="142.68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32.1mm" fo:break-before="auto" style:use-optimal-row-height="true"/>
    </style:style>
    <style:style style:name="ro12" style:family="table-row">
      <style:table-row-properties style:row-height="83.45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Hand-powered hammers[<text:a xlink:href="https://en.wikipedia.org/w/index.php?title=Hammer&amp;action=edit&amp;section=4" xlink:type="simple">edit</text:a>]</text:p>
          </table:table-cell>
        </table:table-row>
        <table:table-row table:style-name="ro2">
          <table:table-cell office:value-type="string" calcext:value-type="string">
            <text:p><text:a xlink:href="https://en.wikipedia.org/wiki/Ball-peen_hammer" xlink:type="simple">Ball-peen hammer</text:a>,<text:a xlink:href="https://en.wikipedia.org/wiki/Hammer#cite_note-bs876-5" xlink:type="simple">[5]</text:a> or mechanic's hammer</text:p>
          </table:table-cell>
        </table:table-row>
        <table:table-row table:style-name="ro3">
          <table:table-cell office:value-type="string" calcext:value-type="string">
            <text:p><text:a xlink:href="https://en.wikipedia.org/w/index.php?title=Boiler_scaling_hammer&amp;action=edit&amp;redlink=1" xlink:type="simple">Boiler scaling hammer</text:a><text:a xlink:href="https://en.wikipedia.org/wiki/Hammer#cite_note-bs876-5" xlink:type="simple">[5]</text:a>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Brass_hammer&amp;action=edit&amp;redlink=1" xlink:type="simple">Brass hammer</text:a>, also known as non-sparking hammer or spark-proof hammer and used mainly in flammable areas like oil fields</text:p>
          </table:table-cell>
        </table:table-row>
        <table:table-row table:style-name="ro5">
          <table:table-cell office:value-type="string" calcext:value-type="string">
            <text:p>Carpenter's hammer (used for nailing), such as the <text:a xlink:href="https://en.wikipedia.org/wiki/Framing_hammer" xlink:type="simple">framing hammer</text:a> and the <text:a xlink:href="https://en.wikipedia.org/wiki/Claw_hammer" xlink:type="simple">claw hammer</text:a>, and pinhammers (ball-peen and cross-peen types) <text:a xlink:href="https://en.wikipedia.org/wiki/Hammer#cite_note-bs876-5" xlink:type="simple">[5]</text:a></text:p>
          </table:table-cell>
        </table:table-row>
        <table:table-row table:style-name="ro4">
          <table:table-cell office:value-type="string" calcext:value-type="string">
            <text:p>Cow hammer – sometimes used for <text:a xlink:href="https://en.wikipedia.org/wiki/Animal_slaughter" xlink:type="simple">livestock slaughter</text:a>, a practice now <text:a xlink:href="https://en.wikipedia.org/wiki/Deprecation" xlink:type="simple">deprecated</text:a> due to <text:a xlink:href="https://en.wikipedia.org/wiki/Animal_cruelty" xlink:type="simple">animal welfare</text:a>objections<text:a xlink:href="https://en.wikipedia.org/wiki/Hammer#cite_note-FAO-6" xlink:type="simple">[6]</text:a></text:p>
          </table:table-cell>
        </table:table-row>
        <table:table-row table:style-name="ro6">
          <table:table-cell office:value-type="string" calcext:value-type="string">
            <text:p>Cross-peen hammer,<text:a xlink:href="https://en.wikipedia.org/wiki/Hammer#cite_note-bs876-5" xlink:type="simple">[5]</text:a> having one round face and one wedge-peen face.</text:p>
          </table:table-cell>
        </table:table-row>
        <table:table-row table:style-name="ro7">
          <table:table-cell office:value-type="string" calcext:value-type="string">
            <text:p><text:a xlink:href="https://en.wikipedia.org/wiki/Dead_blow_hammer" xlink:type="simple">Dead blow hammer</text:a> delivers impact with very little recoil, often due to a hollow head filled with sand, <text:a xlink:href="https://en.wikipedia.org/wiki/Lead_shot" xlink:type="simple">lead shot</text:a> or pellets</text:p>
          </table:table-cell>
        </table:table-row>
        <table:table-row table:style-name="ro8">
          <table:table-cell office:value-type="string" calcext:value-type="string">
            <text:p><text:a xlink:href="https://en.wikipedia.org/wiki/Lump_hammer" xlink:type="simple">Drilling hammer</text:a> – a short handled sledgehammer originally used for drilling in rock with a chisel. The name usually refers to a hammer with a 2-to-4-pound (0.91 to 1.81 kg) head and a 10-inch (250 mm) handle, also called a "single-jack" hammer because it was used by one person drilling, holding the chisel in one hand and the hammer in the other.<text:a xlink:href="https://en.wikipedia.org/wiki/Hammer#cite_note-7" xlink:type="simple">[7]</text:a> In modern usage, the term is mostly interchangeable with "engineer's hammer", although it can indicate a version with a slightly shorter handle.</text:p>
          </table:table-cell>
        </table:table-row>
        <table:table-row table:style-name="ro9">
          <table:table-cell office:value-type="string" calcext:value-type="string">
            <text:p>Engineer's hammer, a short-handled hammer, originally an essential components of a <text:a xlink:href="https://en.wikipedia.org/wiki/Railroad_engineer" xlink:type="simple">railroad engineer</text:a>'s toolkit for working on steam locomotives.<text:a xlink:href="https://en.wikipedia.org/wiki/Hammer#cite_note-8" xlink:type="simple">[8]</text:a> Typical weight is 2–4 lbs (0.9–1.8 kg) with a 12–14 inch (30–35 cm) handle. Originally these were often cross-peen hammers, with one round face and one wedge-peen face, but in modern usage the term primarily refers to hammers with two round faces.</text:p>
          </table:table-cell>
        </table:table-row>
        <table:table-row table:style-name="ro10">
          <table:table-cell office:value-type="string" calcext:value-type="string">
            <text:p><text:a xlink:href="https://en.wikipedia.org/wiki/Gavel" xlink:type="simple">Gavel</text:a>, used by judges and presiding authorities to draw attention</text:p>
          </table:table-cell>
        </table:table-row>
        <table:table-row table:style-name="ro3">
          <table:table-cell office:value-type="string" calcext:value-type="string">
            <text:p><text:a xlink:href="https://en.wikipedia.org/wiki/Geologist%27s_hammer" xlink:type="simple">Geologist's hammer</text:a> or rock pick</text:p>
          </table:table-cell>
        </table:table-row>
        <table:table-row table:style-name="ro2">
          <table:table-cell office:value-type="string" calcext:value-type="string">
            <text:p>Joiner's hammer, or <text:a xlink:href="https://en.wikipedia.org/w/index.php?title=Warrington_hammer&amp;action=edit&amp;redlink=1" xlink:type="simple">Warrington hammer</text:a><text:a xlink:href="https://en.wikipedia.org/wiki/Hammer#cite_note-bs876-5" xlink:type="simple">[5]</text:a>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Knife-edged_hammer&amp;action=edit&amp;redlink=1" xlink:type="simple">Knife-edged hammer</text:a>, its properties developed to aid a hammerer in the act of slicing whilst bludgeoning</text:p>
          </table:table-cell>
        </table:table-row>
        <table:table-row table:style-name="ro12">
          <table:table-cell office:value-type="string" calcext:value-type="string">
            <text:p><text:a xlink:href="https://en.wikipedia.org/wiki/Axe" xlink:type="simple">Lathe hammer</text:a> (also known as a lath hammer, lathing hammer, or lathing hatchet), a tool used for cutting and nailing wood lath, which has a small hatchet blade on one side (with a small, lateral nick for pulling nails) and a hammer head on the other<text:a xlink:href="https://en.wikipedia.org/wiki/Hammer#cite_note-9" xlink:type="simple">[9]</text:a></text:p>
          </table:table-cell>
        </table:table-row>
        <table:table-row table:style-name="ro13">
          <table:table-cell office:value-type="string" calcext:value-type="string">
            <text:p><text:a xlink:href="https://en.wikipedia.org/wiki/Lump_hammer" xlink:type="simple">Lump hammer</text:a>, or club hammer</text:p>
          </table:table-cell>
        </table:table-row>
        <table:table-row table:style-name="ro6">
          <table:table-cell office:value-type="string" calcext:value-type="string">
            <text:p><text:a xlink:href="https://en.wikipedia.org/wiki/Mallet" xlink:type="simple">Mallets</text:a>, including versions made with hard rubber or rolled sheets of <text:a xlink:href="https://en.wikipedia.org/wiki/Rawhide_(material)" xlink:type="simple">rawhide</text:a></text:p>
          </table:table-cell>
        </table:table-row>
        <table:table-row table:style-name="ro3">
          <table:table-cell office:value-type="string" calcext:value-type="string">
            <text:p><text:a xlink:href="https://en.wikipedia.org/w/index.php?title=Railway_track_keying_hammer&amp;action=edit&amp;redlink=1" xlink:type="simple">Railway track keying hammer</text:a><text:a xlink:href="https://en.wikipedia.org/wiki/Hammer#cite_note-bs876-5" xlink:type="simple">[5]</text:a></text:p>
          </table:table-cell>
        </table:table-row>
        <table:table-row table:style-name="ro14">
          <table:table-cell office:value-type="string" calcext:value-type="string">
            <text:p><text:a xlink:href="https://en.wikipedia.org/wiki/Rock_climbing_hammer" xlink:type="simple">Rock climbing hammer</text:a>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Rounding_hammer&amp;action=edit&amp;redlink=1" xlink:type="simple">Rounding hammer</text:a> Blacksmith or farrier hammer. Round face generally for moving or drawing metal and flat for "planishing" or smoothing out the surface marks.</text:p>
          </table:table-cell>
        </table:table-row>
        <table:table-row table:style-name="ro14">
          <table:table-cell office:value-type="string" calcext:value-type="string">
            <text:p><text:a xlink:href="https://en.wikipedia.org/wiki/Sledgehammer" xlink:type="simple">Sledgehammer</text:a></text:p>
          </table:table-cell>
        </table:table-row>
        <table:table-row table:style-name="ro14">
          <table:table-cell office:value-type="string" calcext:value-type="string">
            <text:p><text:a xlink:href="https://en.wikipedia.org/wiki/Soft-faced_hammer" xlink:type="simple">Soft-faced hammer</text:a></text:p>
          </table:table-cell>
        </table:table-row>
        <table:table-row table:style-name="ro14">
          <table:table-cell office:value-type="string" calcext:value-type="string">
            <text:p><text:a xlink:href="https://en.wikipedia.org/wiki/Splitting_maul" xlink:type="simple">Splitting maul</text:a></text:p>
          </table:table-cell>
        </table:table-row>
        <table:table-row table:style-name="ro14">
          <table:table-cell office:value-type="string" calcext:value-type="string">
            <text:p><text:a xlink:href="https://en.wikipedia.org/wiki/Stonemason%27s_hammer" xlink:type="simple">Stonemason's hammer</text:a></text:p>
          </table:table-cell>
        </table:table-row>
        <table:table-row table:style-name="ro3">
          <table:table-cell office:value-type="string" calcext:value-type="string">
            <text:p>Tinner's hammer</text:p>
          </table:table-cell>
        </table:table-row>
        <table:table-row table:style-name="ro14">
          <table:table-cell office:value-type="string" calcext:value-type="string">
            <text:p><text:a xlink:href="https://en.wikipedia.org/wiki/Upholstery_hammer" xlink:type="simple">Upholstery hammer</text:a></text:p>
          </table:table-cell>
        </table:table-row>
        <table:table-row table:style-name="ro3">
          <table:table-cell office:value-type="string" calcext:value-type="string">
            <text:p><text:a xlink:href="https://en.wikipedia.org/w/index.php?title=Welder%27s_chipping_hammer&amp;action=edit&amp;redlink=1" xlink:type="simple">Welder's chipping hammer</text:a><text:a xlink:href="https://en.wikipedia.org/wiki/Hammer#cite_note-bs876-5" xlink:type="simple">[5]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4:43:41.741000000</meta:creation-date>
    <dc:date>2017-12-10T14:44:11.358000000</dc:date>
    <meta:editing-duration>PT29S</meta:editing-duration>
    <meta:editing-cycles>1</meta:editing-cycles>
    <meta:document-statistic meta:table-count="1" meta:cell-count="27" meta:object-count="0"/>
    <meta:generator>LibreOffice/5.2.1.2$Windows_x86 LibreOffice_project/31dd62db80d4e60af04904455ec9c9219178d620</meta:generator>
  </office:meta>
</office:document-meta>
</file>